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erif1" svg:font-family="'DejaVu Serif'" style:font-family-generic="system" style:font-pitch="variable"/>
    <style:font-face style:name="Droid Serif1" svg:font-family="'Droid Serif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.0972in" loext:contextual-spacing="false" fo:line-height="120%" fo:orphans="2" fo:widows="2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.0972in" loext:contextual-spacing="true" fo:line-height="120%" fo:text-indent="-0.25in" style:auto-text-indent="false"/>
    </style:style>
    <style:style style:name="P4" style:family="paragraph" style:parent-style-name="Title" style:master-page-name="Standard">
      <style:paragraph-properties fo:margin-top="0.1665in" fo:margin-bottom="0.0835in" loext:contextual-spacing="false" fo:line-height="100%" style:page-number="1"/>
    </style:style>
    <style:style style:name="T1" style:family="text">
      <style:text-properties style:font-name="Droid Serif" style:font-name-asian="Droid Serif1" style:font-name-complex="Droid Serif1"/>
    </style:style>
    <style:style style:name="T2" style:family="text">
      <style:text-properties fo:color="#000000" style:font-name="Droid Serif" fo:font-size="12pt" fo:font-weight="normal" style:font-name-asian="Droid Serif1" style:font-size-asian="12pt" style:font-weight-asian="normal" style:font-name-complex="Droid Serif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lossary: Linux – Linus Torvalds</text:span></text:p>
      <text:p text:style-name="P1"/>
      <text:list xml:id="list5078666095252409714" text:style-name="WWNum1">
        <text:list-item>
          <text:p text:style-name="P2"><text:span text:style-name="T2">BSD: Berkeley Software Distribution, a UNIX version developed at the University of Califor</text:span><text:span text:style-name="T1">nia at Berkeley</text:span><text:span text:style-name="T2">; nowadays available as FreeBSD, NetBSD and OpenBSD</text:span></text:p>
        </text:list-item>
        <text:list-item>
          <text:p text:style-name="P3"><text:span text:style-name="T1">Binary Code: the way computers store information, for example 0001’0101 (stands for the decimal number 21)</text:span></text:p>
        </text:list-item>
        <text:list-item>
          <text:p text:style-name="P2"><text:span text:style-name="T2">Copyleft: </text:span><text:span text:style-name="T1">a</text:span><text:span text:style-name="T2"> licensing concept both based on and perverting the concept of Copyright</text:span><text:span text:style-name="T1">;</text:span><text:span text:style-name="T2"> modifications to a software licensed under the terms of the GPL must be published under the same terms</text:span></text:p>
        </text:list-item>
        <text:list-item>
          <text:p text:style-name="P2"><text:span text:style-name="T2">FSF: Free Software Foundation, founded by Richard Stallman</text:span><text:span text:style-name="T1"> (founder of the GNU project), defends the GPL against violations and promotes Free Software</text:span></text:p>
        </text:list-item>
        <text:list-item>
          <text:p text:style-name="P2"><text:span text:style-name="T1">Free Software: software that is usually (but not necessarily) free of charge and gives you the freedom to use, share and modify it under the terms defined by its license</text:span></text:p>
        </text:list-item>
        <text:list-item>
          <text:p text:style-name="P2"><text:span text:style-name="T2">GNU: GNU’s Not UNIX, a project started by Richard Stallman in 1984 with the goal to provide a “free” version of the UNIX operating system</text:span></text:p>
        </text:list-item>
        <text:list-item>
          <text:p text:style-name="P2"><text:span text:style-name="T2">GPL: General Public License, a very popular software license used for Linux, GNU and various other software</text:span></text:p>
        </text:list-item>
        <text:list-item>
          <text:p text:style-name="P2"><text:span text:style-name="T2">Kernel: </text:span><text:span text:style-name="T1">t</text:span><text:span text:style-name="T2">he part of the operating system that knows how to deal with the hardware and gives the programmers a foundation to build their </text:span><text:span text:style-name="T1">applications</text:span><text:span text:style-name="T2"> upon; for example: Linux (Ubuntu, Debian, Androi</text:span><text:span text:style-name="T1">d etc.</text:span><text:span text:style-name="T2">), Hurd (GNU), Windows NT (Windows), XNU (Darwin – Mac OS, iOS)</text:span></text:p>
        </text:list-item>
        <text:list-item>
          <text:p text:style-name="P2"><text:span text:style-name="T2">Open Source: </text:span><text:span text:style-name="T1">b</text:span><text:span text:style-name="T2">usiness friendl</text:span><text:span text:style-name="T1">ier</text:span><text:span text:style-name="T2"> term for </text:span><text:span text:style-name="T1">“free software”, which also includes software licensed under </text:span><text:span text:style-name="T2">non-copyleft licenses (such as MIT, Apache, Mozilla etc.)</text:span></text:p>
        </text:list-item>
        <text:list-item>
          <text:p text:style-name="P2"><text:span text:style-name="T2">Operating System (OS): system software that manages computer hardware and software resources and provides common services for computer programs</text:span></text:p>
        </text:list-item>
        <text:list-item>
          <text:p text:style-name="P3"><text:span text:style-name="T1">Shell: a program that takes written commands from a user (or from a script written by the user) and executes them</text:span></text:p>
        </text:list-item>
        <text:list-item>
          <text:p text:style-name="P3"><text:span text:style-name="T1">Source Code: the underlying instructions of a software that define its behaviour and features; written by a programmer</text:span></text:p>
        </text:list-item>
        <text:list-item>
          <text:p text:style-name="P2"><text:span text:style-name="T2">UNIX: Operating System originally developed by Ken Thompson and Dennis Ritchie at AT&amp;T Bell Labs in the late 1960s/early 1970s</text:span><text:span text:style-name="T1">.</text:span><text:span text:style-name="T2"> Modern Operating Systems such as Linux, </text:span><text:span text:style-name="T1">Mac OS, Android and iOS are based on the design principles of UNIX. They belong to the “UNIX family” of operating syste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erif1" svg:font-family="'DejaVu Serif'" style:font-family-generic="system" style:font-pitch="variable"/>
    <style:font-face style:name="Droid Serif1" svg:font-family="'Droid Serif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DejaVu Serif" fo:font-size="12pt" fo:language="en" fo:country="US" fo:font-style="normal" style:text-underline-style="none" fo:font-weight="normal" style:letter-kerning="true" style:font-name-asian="DejaVu Serif1" style:font-size-asian="12pt" style:language-asian="zh" style:country-asian="CN" style:font-style-asian="normal" style:font-weight-asian="normal" style:font-name-complex="DejaVu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DejaVu Serif" fo:font-size="12pt" fo:language="en" fo:country="US" fo:font-style="normal" style:text-underline-style="none" fo:font-weight="normal" style:letter-kerning="true" style:font-name-asian="DejaVu Serif1" style:font-size-asian="12pt" style:language-asian="zh" style:country-asian="CN" style:font-style-asian="normal" style:font-weight-asian="normal" style:font-name-complex="DejaVu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together="always" fo:orphans="2" fo:widows="2" fo:keep-with-next="always"/>
      <style:text-properties fo:color="#000000" style:font-name="Verdana" fo:font-family="Verdana" style:font-family-generic="roman" style:font-pitch="variable" fo:font-size="28pt" fo:font-weight="bold" style:font-name-asian="Verdana1" style:font-family-asian="Verdana" style:font-family-generic-asian="system" style:font-pitch-asian="variable" style:font-size-asian="28pt" style:font-weight-asian="bold" style:font-name-complex="Verdana1" style:font-family-complex="Verdana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Droid Serif" fo:font-family="'Droid Serif'" style:font-family-generic="roman" style:font-pitch="variable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fo:background-color="#ffffff" style:writing-mode="lr-tb" style:layout-grid-color="#c0c0c0" style:layout-grid-lines="24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351" meta:character-count="2147" meta:non-whitespace-character-count="1821"/>
    <meta:generator>LibreOfficeDev/5.1.0.3$Linux_X86_64 LibreOffice_project/</meta:generator>
  </office:meta>
</office:document-meta>
</file>